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weight="normal" officeooo:rsid="0006956f" officeooo:paragraph-rsid="0006956f" style:font-weight-asian="normal" style:font-weight-complex="normal"/>
    </style:style>
    <style:style style:name="P2" style:family="paragraph" style:parent-style-name="Standard">
      <style:paragraph-properties fo:text-align="start" style:justify-single-word="false"/>
      <style:text-properties fo:font-weight="normal" officeooo:rsid="0006956f" officeooo:paragraph-rsid="001150c6" style:font-weight-asian="normal" style:font-weight-complex="normal"/>
    </style:style>
    <style:style style:name="P3" style:family="paragraph" style:parent-style-name="Standard">
      <style:paragraph-properties fo:text-align="start" style:justify-single-word="false"/>
      <style:text-properties fo:font-weight="normal" officeooo:rsid="0006956f" officeooo:paragraph-rsid="0011fb64" style:font-weight-asian="normal" style:font-weight-complex="normal"/>
    </style:style>
    <style:style style:name="P4" style:family="paragraph" style:parent-style-name="Standard">
      <style:paragraph-properties fo:text-align="start" style:justify-single-word="false"/>
      <style:text-properties fo:font-weight="normal" officeooo:rsid="00070f40" officeooo:paragraph-rsid="000bc3e4" style:font-weight-asian="normal" style:font-weight-complex="normal"/>
    </style:style>
    <style:style style:name="P5" style:family="paragraph" style:parent-style-name="Standard">
      <style:paragraph-properties fo:text-align="start" style:justify-single-word="false"/>
      <style:text-properties fo:font-weight="normal" officeooo:rsid="0008107c" officeooo:paragraph-rsid="0008107c" style:font-weight-asian="normal" style:font-weight-complex="normal"/>
    </style:style>
    <style:style style:name="P6" style:family="paragraph" style:parent-style-name="Standard">
      <style:paragraph-properties fo:text-align="start" style:justify-single-word="false"/>
      <style:text-properties fo:font-weight="normal" officeooo:rsid="00098e60" officeooo:paragraph-rsid="000bc3e4" style:font-weight-asian="normal" style:font-weight-complex="normal"/>
    </style:style>
    <style:style style:name="P7" style:family="paragraph" style:parent-style-name="Standard">
      <style:paragraph-properties fo:text-align="start" style:justify-single-word="false"/>
      <style:text-properties fo:font-weight="normal" officeooo:rsid="00099495" officeooo:paragraph-rsid="000bc3e4" style:font-weight-asian="normal" style:font-weight-complex="normal"/>
    </style:style>
    <style:style style:name="P8" style:family="paragraph" style:parent-style-name="Standard">
      <style:paragraph-properties fo:text-align="start" style:justify-single-word="false"/>
      <style:text-properties fo:font-weight="normal" officeooo:rsid="000a16dd" officeooo:paragraph-rsid="000a16dd" style:font-weight-asian="normal" style:font-weight-complex="normal"/>
    </style:style>
    <style:style style:name="P9" style:family="paragraph" style:parent-style-name="Standard">
      <style:paragraph-properties fo:text-align="start" style:justify-single-word="false"/>
      <style:text-properties fo:font-weight="normal" officeooo:rsid="000be752" officeooo:paragraph-rsid="000be752" style:font-weight-asian="normal" style:font-weight-complex="normal"/>
    </style:style>
    <style:style style:name="P10" style:family="paragraph" style:parent-style-name="Standard">
      <style:paragraph-properties fo:text-align="start" style:justify-single-word="false"/>
      <style:text-properties fo:font-weight="normal" officeooo:rsid="000e6b2d" officeooo:paragraph-rsid="000e6b2d" style:font-weight-asian="normal" style:font-weight-complex="normal"/>
    </style:style>
    <style:style style:name="P11" style:family="paragraph" style:parent-style-name="Standard">
      <style:paragraph-properties fo:text-align="start" style:justify-single-word="false"/>
      <style:text-properties fo:font-weight="normal" officeooo:rsid="00152ab9" officeooo:paragraph-rsid="00152ab9" style:font-weight-asian="normal" style:font-weight-complex="normal"/>
    </style:style>
    <style:style style:name="P12" style:family="paragraph" style:parent-style-name="Standard">
      <style:paragraph-properties fo:text-align="start" style:justify-single-word="false"/>
      <style:text-properties fo:font-weight="normal" officeooo:rsid="0012b2b0" officeooo:paragraph-rsid="001150c6" style:font-weight-asian="normal" style:font-weight-complex="normal"/>
    </style:style>
    <style:style style:name="P13" style:family="paragraph" style:parent-style-name="Standard">
      <style:paragraph-properties fo:text-align="start" style:justify-single-word="false"/>
      <style:text-properties officeooo:paragraph-rsid="0006956f"/>
    </style:style>
    <style:style style:name="P14" style:family="paragraph" style:parent-style-name="Standard">
      <style:paragraph-properties fo:text-align="start" style:justify-single-word="false"/>
      <style:text-properties officeooo:paragraph-rsid="000e6b2d"/>
    </style:style>
    <style:style style:name="P15" style:family="paragraph" style:parent-style-name="Standard">
      <style:paragraph-properties fo:text-align="start" style:justify-single-word="false"/>
      <style:text-properties officeooo:paragraph-rsid="001150c6"/>
    </style:style>
    <style:style style:name="P16" style:family="paragraph" style:parent-style-name="Standard">
      <style:paragraph-properties fo:text-align="start" style:justify-single-word="false"/>
      <style:text-properties officeooo:paragraph-rsid="00152ab9"/>
    </style:style>
    <style:style style:name="P17" style:family="paragraph" style:parent-style-name="Standard">
      <style:paragraph-properties fo:text-align="start" style:justify-single-word="false"/>
      <style:text-properties officeooo:paragraph-rsid="0019907f"/>
    </style:style>
    <style:style style:name="P18" style:family="paragraph" style:parent-style-name="Standard">
      <style:paragraph-properties fo:text-align="start" style:justify-single-word="false"/>
      <style:text-properties fo:font-weight="bold" officeooo:rsid="0008f54a" officeooo:paragraph-rsid="0008f54a" style:font-weight-asian="bold" style:font-weight-complex="bold"/>
    </style:style>
    <style:style style:name="P19" style:family="paragraph" style:parent-style-name="Standard">
      <style:paragraph-properties fo:text-align="start" style:justify-single-word="false"/>
      <style:text-properties fo:font-weight="bold" officeooo:rsid="000bc3e4" officeooo:paragraph-rsid="000bc3e4" style:font-weight-asian="bold" style:font-weight-complex="bold"/>
    </style:style>
    <style:style style:name="P20" style:family="paragraph" style:parent-style-name="Standard">
      <style:paragraph-properties fo:text-align="start" style:justify-single-word="false"/>
      <style:text-properties fo:font-weight="bold" officeooo:rsid="000bc3e4" officeooo:paragraph-rsid="0006956f" style:font-weight-asian="bold" style:font-weight-complex="bold"/>
    </style:style>
    <style:style style:name="P21" style:family="paragraph" style:parent-style-name="Standard">
      <style:paragraph-properties fo:text-align="start" style:justify-single-word="false"/>
      <style:text-properties fo:font-weight="bold" officeooo:rsid="00105f49" officeooo:paragraph-rsid="00105f49" style:font-weight-asian="bold" style:font-weight-complex="bold"/>
    </style:style>
    <style:style style:name="P22" style:family="paragraph" style:parent-style-name="Standard">
      <style:paragraph-properties fo:text-align="start" style:justify-single-word="false"/>
      <style:text-properties fo:font-weight="bold" officeooo:paragraph-rsid="001150c6" style:font-weight-asian="bold" style:font-weight-complex="bold"/>
    </style:style>
    <style:style style:name="P23" style:family="paragraph" style:parent-style-name="Standard">
      <style:paragraph-properties fo:text-align="start" style:justify-single-word="false"/>
      <style:text-properties fo:font-weight="bold" officeooo:rsid="000e6b2d" officeooo:paragraph-rsid="000e6b2d" style:font-weight-asian="bold" style:font-weight-complex="bold"/>
    </style:style>
    <style:style style:name="P24" style:family="paragraph" style:parent-style-name="Standard">
      <style:paragraph-properties fo:text-align="center" style:justify-single-word="false" fo:break-before="page"/>
      <style:text-properties fo:font-size="15pt" fo:font-weight="bold" officeooo:rsid="0018797e" officeooo:paragraph-rsid="0018797e" style:font-size-asian="13.1000003814697pt" style:font-weight-asian="bold" style:font-size-complex="15pt" style:font-weight-complex="bold"/>
    </style:style>
    <style:style style:name="P25"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officeooo:paragraph-rsid="0019907f"/>
    </style:style>
    <style:style style:name="P26" style:family="paragraph" style:parent-style-name="Text_20_body" style:master-page-name="">
      <loext:graphic-properties draw:fill="none"/>
      <style:paragraph-properties fo:margin-left="0.25in" fo:margin-right="0in" fo:line-height="120%" fo:text-align="start" style:justify-single-word="false" fo:text-indent="0in" style:auto-text-indent="false" style:page-number="auto" fo:background-color="transparent"/>
      <style:text-properties officeooo:paragraph-rsid="001cfd1e"/>
    </style:style>
    <style:style style:name="P27" style:family="paragraph" style:parent-style-name="Text_20_body">
      <loext:graphic-properties draw:fill="none"/>
      <style:paragraph-properties fo:margin-left="0.25in" fo:margin-right="0in" fo:line-height="120%" fo:text-align="start" style:justify-single-word="false" fo:text-indent="0in" style:auto-text-indent="false" fo:background-color="transparent"/>
    </style:style>
    <style:style style:name="P28" style:family="paragraph" style:parent-style-name="Text_20_body" style:list-style-name="L2">
      <loext:graphic-properties draw:fill="none"/>
      <style:paragraph-properties fo:margin-left="0.25in" fo:margin-right="0in" fo:line-height="120%" fo:text-align="start" style:justify-single-word="false" fo:text-indent="0in" style:auto-text-indent="false" fo:background-color="transparent"/>
    </style:style>
    <style:style style:name="P29" style:family="paragraph" style:parent-style-name="Text_20_body">
      <loext:graphic-properties draw:fill="none"/>
      <style:paragraph-properties fo:margin-left="0.25in" fo:margin-right="0in" fo:line-height="120%" fo:text-align="start" style:justify-single-word="false" fo:text-indent="0in" style:auto-text-indent="false" fo:background-color="transparent"/>
      <style:text-properties officeooo:rsid="001ee40c" officeooo:paragraph-rsid="001ee40c"/>
    </style:style>
    <style:style style:name="P30" style:family="paragraph" style:parent-style-name="Text_20_body">
      <loext:graphic-properties draw:fill="none"/>
      <style:paragraph-properties fo:margin-left="0.25in" fo:margin-right="0in" fo:text-align="start" style:justify-single-word="false" fo:text-indent="0in" style:auto-text-indent="false" fo:background-color="transparent"/>
    </style:style>
    <style:style style:name="P31" style:family="paragraph" style:parent-style-name="Text_20_body" style:list-style-name="L1">
      <loext:graphic-properties draw:fill="none"/>
      <style:paragraph-properties fo:margin-left="0.25in" fo:margin-right="0in" fo:text-align="start" style:justify-single-word="false" fo:text-indent="0in" style:auto-text-indent="false" fo:background-color="transparent"/>
    </style:style>
    <style:style style:name="P32" style:family="paragraph" style:parent-style-name="Text_20_body" style:list-style-name="L2">
      <loext:graphic-properties draw:fill="none"/>
      <style:paragraph-properties fo:margin-left="0.25in" fo:margin-right="0in" fo:margin-top="0in" fo:margin-bottom="0in" loext:contextual-spacing="false" fo:line-height="120%" fo:text-align="start" style:justify-single-word="false" fo:text-indent="0in" style:auto-text-indent="false" fo:background-color="transparent"/>
    </style:style>
    <style:style style:name="P33" style:family="paragraph" style:parent-style-name="Text_20_body" style:list-style-name="L1">
      <loext:graphic-properties draw:fill="none"/>
      <style:paragraph-properties fo:margin-left="0.25in" fo:margin-right="0in" fo:margin-top="0in" fo:margin-bottom="0in" loext:contextual-spacing="false" fo:text-align="start" style:justify-single-word="false" fo:text-indent="0in" style:auto-text-indent="false" fo:background-color="transparent"/>
    </style:style>
    <style:style style:name="P34" style:family="paragraph" style:parent-style-name="Text_20_body" style:master-page-name="">
      <loext:graphic-properties draw:fill="none"/>
      <style:paragraph-properties fo:margin-left="0.25in" fo:margin-right="0in" fo:text-align="start" style:justify-single-word="false" fo:text-indent="0in" style:auto-text-indent="false" style:page-number="auto" fo:background-color="transparent"/>
      <style:text-properties officeooo:paragraph-rsid="0019907f"/>
    </style:style>
    <style:style style:name="P35" style:family="paragraph" style:parent-style-name="Text_20_body" style:master-page-name="">
      <loext:graphic-properties draw:fill="none"/>
      <style:paragraph-properties fo:margin-left="0in" fo:margin-right="0in" fo:margin-top="0in" fo:margin-bottom="0.0972in" loext:contextual-spacing="false" fo:line-height="120%" fo:text-align="start" style:justify-single-word="false" fo:text-indent="0in" style:auto-text-indent="false" style:page-number="auto" fo:background-color="transparent"/>
      <style:text-properties officeooo:paragraph-rsid="001cfd1e"/>
    </style:style>
    <style:style style:name="P36" style:family="paragraph" style:parent-style-name="Text_20_body" style:master-page-name="">
      <loext:graphic-properties draw:fill="none"/>
      <style:paragraph-properties fo:margin-left="0in" fo:margin-right="0in" fo:margin-top="0in" fo:margin-bottom="0.0972in" loext:contextual-spacing="false" fo:line-height="120%" fo:text-align="start" style:justify-single-word="false" fo:text-indent="0in" style:auto-text-indent="false" style:page-number="auto" fo:background-color="transparent"/>
      <style:text-properties officeooo:paragraph-rsid="001c0d21"/>
    </style:style>
    <style:style style:name="T1" style:family="text">
      <style:text-properties officeooo:rsid="00089a64"/>
    </style:style>
    <style:style style:name="T2" style:family="text">
      <style:text-properties fo:font-weight="bold" style:font-weight-asian="bold" style:font-weight-complex="bold"/>
    </style:style>
    <style:style style:name="T3" style:family="text">
      <style:text-properties fo:font-weight="bold" officeooo:rsid="000bc3e4" style:font-weight-asian="bold" style:font-weight-complex="bold"/>
    </style:style>
    <style:style style:name="T4" style:family="text">
      <style:text-properties fo:font-weight="bold" officeooo:rsid="0006956f" style:font-weight-asian="bold" style:font-weight-complex="bold"/>
    </style:style>
    <style:style style:name="T5" style:family="text">
      <style:text-properties fo:font-weight="bold" officeooo:rsid="000e6b2d" style:font-weight-asian="bold" style:font-weight-complex="bold"/>
    </style:style>
    <style:style style:name="T6" style:family="text">
      <style:text-properties fo:font-weight="bold" officeooo:rsid="001150c6" style:font-weight-asian="bold" style:font-weight-complex="bold"/>
    </style:style>
    <style:style style:name="T7" style:family="text">
      <style:text-properties fo:font-weight="bold" officeooo:rsid="0012b2b0" style:font-weight-asian="bold" style:font-weight-complex="bold"/>
    </style:style>
    <style:style style:name="T8" style:family="text">
      <style:text-properties fo:font-weight="bold" officeooo:rsid="00144e5e" style:font-weight-asian="bold" style:font-weight-complex="bold"/>
    </style:style>
    <style:style style:name="T9" style:family="text">
      <style:text-properties fo:font-weight="bold" officeooo:rsid="00152ab9"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6956f" style:font-weight-asian="normal" style:font-weight-complex="normal"/>
    </style:style>
    <style:style style:name="T12" style:family="text">
      <style:text-properties fo:font-weight="normal" officeooo:rsid="000d471f" style:font-weight-asian="normal" style:font-weight-complex="normal"/>
    </style:style>
    <style:style style:name="T13" style:family="text">
      <style:text-properties fo:font-weight="normal" officeooo:rsid="000eed43" style:font-weight-asian="normal" style:font-weight-complex="normal"/>
    </style:style>
    <style:style style:name="T14" style:family="text">
      <style:text-properties fo:font-weight="normal" officeooo:rsid="0012b2b0" style:font-weight-asian="normal" style:font-weight-complex="normal"/>
    </style:style>
    <style:style style:name="T15" style:family="text">
      <style:text-properties fo:font-weight="normal" officeooo:rsid="00144e5e" style:font-weight-asian="normal" style:font-weight-complex="normal"/>
    </style:style>
    <style:style style:name="T16" style:family="text">
      <style:text-properties fo:font-weight="normal" officeooo:rsid="001cfd1e" style:font-weight-asian="normal" style:font-weight-complex="normal"/>
    </style:style>
    <style:style style:name="T17" style:family="text">
      <style:text-properties officeooo:rsid="001150c6"/>
    </style:style>
    <style:style style:name="T18" style:family="text">
      <style:text-properties officeooo:rsid="0011ff43"/>
    </style:style>
    <style:style style:name="T19" style:family="text">
      <style:text-properties officeooo:rsid="00152ab9"/>
    </style:style>
    <style:style style:name="T20" style:family="text">
      <style:text-properties officeooo:rsid="001c0d21"/>
    </style:style>
    <style:style style:name="T21" style:family="text">
      <style:text-properties officeooo:rsid="001cfd1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eek 1 </text:p>
      <text:p text:style-name="P5"/>
      <text:p text:style-name="P18"><text:span text:style-name="T17">1.1 </text:span>Observation and Experiment</text:p>
      <text:p text:style-name="P5"/>
      <text:p text:style-name="P5"><text:span text:style-name="T1">B</text:span>ased on observational studies, we can only <text:span text:style-name="T2">establish an association</text:span>. In other words, correlation between the explanatory and the response variables.</text:p>
      <text:p text:style-name="P5">In an experiments on the other hand, researchers <text:span text:style-name="T2">randomly assign subjects</text:span> to treatments and can, therefore, establish causal connections between the explanatory and response variables</text:p>
      <text:p text:style-name="P5"/>
      <text:p text:style-name="P5"><text:span text:style-name="T2">Observational</text:span> studies for the most part, allow us to <text:span text:style-name="T2">make only correlational statements</text:span></text:p>
      <text:p text:style-name="P5">While <text:span text:style-name="T2">experiments</text:span>, allow us to <text:span text:style-name="T2">infer causation</text:span>.</text:p>
      <text:p text:style-name="P5"/>
      <text:p text:style-name="P4"><text:span text:style-name="T2">Confounding variable</text:span> – викривляючий фактор</text:p>
      <text:p text:style-name="P19"/>
      <text:p text:style-name="P19"><text:span text:style-name="T17">1.2 </text:span>Sampling</text:p>
      <text:p text:style-name="P5"/>
      <text:p text:style-name="P6"><text:span text:style-name="T3">S</text:span><text:span text:style-name="T2">ample bias</text:span> – зміщення виборки</text:p>
      <text:p text:style-name="P7"><text:span text:style-name="T3">C</text:span><text:span text:style-name="T2">onvenience sample</text:span> – зручна виборка, нерепрезентативна, але є зручною з певних міркувань</text:p>
      <text:p text:style-name="P1"><text:span text:style-name="T2">Convenience sample</text:span> – не репрезентативна вибірка</text:p>
      <text:p text:style-name="P8"><text:span text:style-name="T3">N</text:span><text:span text:style-name="T2">on-response</text:span> – нерепрезентативна (зміщена) виборки в результаті неотримання відповідей</text:p>
      <text:p text:style-name="P9"><text:span text:style-name="T2">Voluntary sample</text:span> – виборка з добровольців.</text:p>
      <text:p text:style-name="P1"/>
      <text:p text:style-name="P13"><text:span text:style-name="T12">T</text:span><text:span text:style-name="T11">he difference between </text:span><text:span text:style-name="T4">voluntary response bias</text:span><text:span text:style-name="T11"> and </text:span><text:span text:style-name="T4">non-response bias</text:span><text:span text:style-name="T11">, is that in non-response there is a random sample that is surveyed, but the people who choose to respond are not representative of the sample </text:span>while in voluntary response there is no initial random sample.</text:p>
      <text:p text:style-name="P1"/>
      <text:p text:style-name="P10"><text:span text:style-name="T6">1.3 </text:span><text:span text:style-name="T3">S</text:span><text:span text:style-name="T2">ampling methods</text:span></text:p>
      <text:p text:style-name="P23"/>
      <text:p text:style-name="P14"><text:span text:style-name="T5">Simple random sampling (SRS) </text:span><text:span text:style-name="T10">randomly select cases from the population, such that each case is equally likely to be selected</text:span><text:span text:style-name="T5">.</text:span></text:p>
      <text:p text:style-name="P14"><text:span text:style-name="T5">Stratified sampling </text:span><text:span text:style-name="T10">we first divide the population into homogenous </text:span><text:span text:style-name="T13">(однорідні) </text:span><text:span text:style-name="T10">groups called strata, and then randomly sample from within each stratum. For example, if we wanted to make sure both genders are equally represented in a study, we might divide the population first into males and females, and then randomly sample from within each group</text:span></text:p>
      <text:p text:style-name="P14"><text:span text:style-name="T5">Cluster sampling </text:span><text:span text:style-name="T10">we divide the population into clusters, randomly sample a few clusters, and then sample all observation within these clusters.</text:span></text:p>
      <text:p text:style-name="P21">Кластер – група елементів, пов’язана спільними ознаками</text:p>
      <text:p text:style-name="P14"><text:span text:style-name="T5">Multistage sampling </text:span><text:span text:style-name="T10">Just like in cluster sampling, we divide the population into clusters, randomly sample a few clusters, and then we randomly sample observations from within these clusters. Usually, we use cluster sampling and multistage sampling for economical reasons. For example, one might divide a city into geographic regions that are on average similar to each other, and then sample randomly a few of these regions, go to these randomly picked regions, and then, sample a few people from within these regions. This avoids the need to travel to all of the regions in the city.</text:span></text:p>
      <text:p text:style-name="P20"/>
      <text:p text:style-name="P1"><text:span text:style-name="T6">1.4 E</text:span><text:span text:style-name="T3">xperimental design</text:span></text:p>
      <text:p text:style-name="P1">The four principles of experimental design are control, randomize, replicate, and block.</text:p>
      <text:p text:style-name="P2">To <text:span text:style-name="T2">control</text:span>, means to compare <text:span text:style-name="T2">treatment of interest</text:span> to a control group.</text:p>
      <text:p text:style-name="P3"><text:span text:style-name="T3">T</text:span><text:span text:style-name="T2">reatment group</text:span> – основна, експериментальна група</text:p>
      <text:p text:style-name="P2"><text:span text:style-name="T18">T</text:span>o <text:span text:style-name="T2">randomize</text:span>, means randomly assigning subjects to treatments.</text:p>
      <text:p text:style-name="P2">To <text:span text:style-name="T2">replicate</text:span>, means collecting a sufficiently large sample within the study or to replicate the entire study.</text:p>
      <text:p text:style-name="P2"><text:soft-page-break/>The last principle of experimental design is <text:span text:style-name="T2">blocking</text:span>. If there are variables that are know or suspected to effect the response variable, first group the subjects into blocks based on these variables. And then randomized cases with in each block to treatment groups. Lets discuss blocking a bit more, we would like to design and experiment to investigate if energy gels make you run faster. The treatment group gets the energy gel, the control group does not get any energy gel. It is suspected that energy gels might effect pro and amateur athletes differently therefore we block for pro status. To do so, we divide our sample into pro and amateur athletes, and then, we randomly assign pro and amateur athletes to treatment and control groups, therefor, pro and amateur athletes are equally represented in the resulting treatment and control groups.</text:p>
      <text:p text:style-name="P2"/>
      <text:p text:style-name="P15"><text:span text:style-name="T14">T</text:span><text:span text:style-name="T11">he difference between a </text:span><text:span text:style-name="T4">blocking variable</text:span><text:span text:style-name="T11"> and an </text:span><text:span text:style-name="T4">explanatory variable </text:span><text:span text:style-name="T7">(впливаюча змінна, також відома як фактор). </text:span><text:span text:style-name="T14">Explanatory variables also sometimes called factors, are conditions we can impose on our </text:span><text:span text:style-name="T7">experimental units</text:span><text:span text:style-name="T14"> </text:span><text:span text:style-name="T15">(умови, які ми можемо застосувати до наших </text:span><text:span text:style-name="T8">предметів дослідження</text:span><text:span text:style-name="T15">)</text:span><text:span text:style-name="T14">. Blocking variables, on the other hand, are characteristics that the experimental units come with, that we would like to control for. Blocking is basically like stratifying, expect used in experimental settings when randomly assigning as opposed to when sampling.</text:span></text:p>
      <text:p text:style-name="P12"/>
      <text:p text:style-name="P22"><text:span text:style-name="T19">1.5 R</text:span>andom <text:span text:style-name="T19">S</text:span>ampling and <text:span text:style-name="T19">R</text:span>andom <text:span text:style-name="T19">A</text:span>ssignment</text:p>
      <text:p text:style-name="P11"><text:span text:style-name="T2">Random sampling</text:span> occurs when subjects are being selected for a study. If subjects are selected randomly from the population, then each subject in the population is equally likely to be selected, and the resulting sample is likely representative of the population.</text:p>
      <text:p text:style-name="P16"><text:span text:style-name="T9">Random Assignment </text:span>Random assignment occurs only in experimental settings, where subjects are being assigned to various treatments</text:p>
      <text:p text:style-name="P20"/>
      <text:p text:style-name="P1"/>
      <text:p text:style-name="P24">WEEK 2 </text:p>
      <text:p text:style-name="P35"><text:span text:style-name="Strong_20_Emphasis"><text:span text:style-name="T21">Explor<text:tab/>ing Numeric Data</text:span></text:span></text:p>
      <text:p text:style-name="P26"><text:span text:style-name="Strong_20_Emphasis"><text:span text:style-name="T21">Suggested reading:</text:span></text:span><text:span text:style-name="Strong_20_Emphasis"><text:span text:style-name="T16"> </text:span></text:span><text:a xlink:type="simple" xlink:href="https://www.openintro.org/stat/textbook.php?stat_book=os" office:target-frame-name="_blank" xlink:show="new" text:style-name="Internet_20_link" text:visited-style-name="Visited_20_Internet_20_Link"><text:span text:style-name="Strong_20_Emphasis"><text:span text:style-name="T16">OpenIntro Statistics, 3rd edition</text:span></text:span></text:a><text:span text:style-name="Strong_20_Emphasis"><text:span text:style-name="T16">, Chapter 1, Section 1.6</text:span></text:span></text:p>
      <text:p text:style-name="P27"><text:span text:style-name="Strong_20_Emphasis">LO 1.</text:span> Use scatterplots for describing the relationship between two numerical variables making sure to note the direction (positive or negative), form (linear or non-linear) and the strength of the relationship as well as any unusual observations that stand out. </text:p>
      <text:p text:style-name="P27"><text:span text:style-name="Strong_20_Emphasis">LO 2. </text:span>When describing the distribution of a numerical variable, mention its shape, center, and spread, as well as any unusual observations. </text:p>
      <text:p text:style-name="P27"><text:span text:style-name="Strong_20_Emphasis">LO 3.</text:span> Note that there are three commonly used measures of center and spread: </text:p>
      <text:list xml:id="list7024019668510385831" text:style-name="L2">
        <text:list-item>
          <text:p text:style-name="P32">center: mean (the arithmetic average), median (the midpoint), mode (the most frequent observation).</text:p>
        </text:list-item>
        <text:list-item>
          <text:p text:style-name="P28">spread: standard deviation (variability around the mean), range (max-min), interquartile range (middle 50% of the distribution).</text:p>
        </text:list-item>
      </text:list>
      <text:p text:style-name="P27"><text:span text:style-name="Strong_20_Emphasis">LO 4.</text:span> Identify the shape of a distribution as symmetric, right skewed, or left skewed, and unimodal, bimodal, multimodal, or uniform. </text:p>
      <text:p text:style-name="P27"><text:span text:style-name="Strong_20_Emphasis">LO 5. </text:span>Use histograms and box plots to visualize the shape, center, and spread of numerical distributions, and intensity maps for visualizing the spatial distribution of the data. </text:p>
      <text:p text:style-name="P27"><text:span text:style-name="Strong_20_Emphasis">LO 6.</text:span> Define a robust statistic (e.g. median, IQR) as a statistic that is not heavily affected by skewness and extreme outliers, and determine when such statistics are more appropriate measures of center and spread compared to other similar statistics. </text:p>
      <text:p text:style-name="P27"><text:span text:style-name="Strong_20_Emphasis">LO 7. </text:span>Recognize when transformations (e.g. log) can make the distribution of data more symmetric, and hence easier to model.</text:p>
      <text:p text:style-name="P29">Transforming data - view E.Tuckey "Exploratory Data Analisys" part 3.</text:p>
      <text:p text:style-name="P36"><text:span text:style-name="Strong_20_Emphasis"><text:span text:style-name="T20">Exploring Categorical Data and Introduction to Inference</text:span></text:span></text:p>
      <text:p text:style-name="P34"><text:span text:style-name="Strong_20_Emphasis">Suggested reading:</text:span> <text:a xlink:type="simple" xlink:href="https://www.openintro.org/stat/textbook.php?stat_book=os" office:target-frame-name="_blank" xlink:show="new" text:style-name="Internet_20_link" text:visited-style-name="Visited_20_Internet_20_Link">OpenIntro Statistics, 3rd edition</text:a>, Chapter 1, Sections 1.7 - 1.8</text:p>
      <text:p text:style-name="P30"><text:span text:style-name="Strong_20_Emphasis">LO 1.</text:span> Use frequency tables and bar plots to describe the distribution of one categorical variable. </text:p>
      <text:p text:style-name="P30"><text:span text:style-name="Strong_20_Emphasis">LO 2.</text:span> Use contingency tables and segmented bar plots or mosaic plots to assess the relationship between two categorical variables. </text:p>
      <text:p text:style-name="P30"><text:span text:style-name="Strong_20_Emphasis">LO 3. </text:span>Use side-by-side box plots for assessing the relationship between a numerical and a categorical variable. </text:p>
      <text:p text:style-name="P30"><text:span text:style-name="Emphasis">Test yourself:</text:span></text:p>
      <text:list xml:id="list2914826082823624198" text:style-name="L1">
        <text:list-item>
          <text:p text:style-name="P33"><text:span text:style-name="Emphasis">Interpret the plot in Figure 1.30 of OpenIntro Statistics (page 39).</text:span></text:p>
        </text:list-item>
        <text:list-item>
          <text:p text:style-name="P31"><text:span text:style-name="Emphasis">You collect data on 100 classmates, 70 females and 30 males. 10% of the class are smokers, and smoking is independent of gender. Calculate how many males and females would be expected to be smokers. Sketch a mosaic plot of this scenario.</text:span></text:p>
        </text:list-item>
      </text:list>
      <text:p text:style-name="P25"/>
      <text:p text:style-name="P17"><text:soft-page-break/></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3T16:01:00.926711177</meta:creation-date>
    <dc:date>2017-07-30T16:28:59.603503946</dc:date>
    <meta:editing-duration>PT1H52M14S</meta:editing-duration>
    <meta:editing-cycles>29</meta:editing-cycles>
    <meta:generator>LibreOffice/5.1.6.2$Linux_X86_64 LibreOffice_project/10m0$Build-2</meta:generator>
    <meta:document-statistic meta:table-count="0" meta:image-count="0" meta:object-count="0" meta:page-count="4" meta:paragraph-count="52" meta:word-count="1068" meta:character-count="7012" meta:non-whitespace-character-count="5981"/>
  </office:meta>
</office:document-meta>
</file>